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f81e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 data supports 3 types of users for testing purposes: </text:p>
      <text:list xml:id="list8275326228433117679" text:style-name="L1">
        <text:list-item>
          <text:p text:style-name="P3">User (username=user, password=letmein123) </text:p>
        </text:list-item>
        <text:list-item>
          <text:p text:style-name="P3">Professor (username=profe</text:p>
        </text:list-item>
        <text:list-item>
          <text:p text:style-name="P3"/>
        </text:list-item>
        <text:list-item>
          <text:p text:style-name="P3"><text:span text:style-name="T1">profe</text:span>ssor, password=letmein123) </text:p>
        </text:list-item>
        <text:list-item>
          <text:p text:style-name="P2">Admin (username=admin, password=letmein123)</text:p>
        </text:list-item>
      </text:list>
      <text:p text:style-name="Standard">Username: jocky</text:p>
      <text:p text:style-name="Standard">password: rickyjohn300</text:p>
      <text:p text:style-name="Standard"/>
      <text:p text:style-name="Standard"/>
      <text:p text:style-name="Preformatted_20_Text"><text:span text:style-name="Source_20_Text">send_mail('Subject here', 'Here is the message.', 'mandelashaban593@gmail.com',['mandelashaban593@gmail.com'], fail_silently=False)</text:span></text:p>
      <text:p text:style-name="Standard"/>
      <text:p text:style-name="Standard"/>
      <text:p text:style-name="Standard">TRADELANCE </text:p>
      <text:p text:style-name="Standard">SMART</text:p>
      <text:p text:style-name="Standard">RWANDA</text:p>
      <text:p text:style-name="Standard">BEYONIC</text:p>
      <text:p text:style-name="Standard">SMILE</text:p>
      <text:p text:style-name="Standard">AFRICASTALKING</text:p>
      <text:p text:style-name="Standard">VITE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ela </meta:initial-creator>
    <meta:creation-date>2017-05-11T16:03:38</meta:creation-date>
    <dc:date>2017-06-14T00:28:11.148221760</dc:date>
    <meta:editing-duration>PT1H21M2S</meta:editing-duration>
    <meta:editing-cycles>5</meta:editing-cycles>
    <meta:generator>LibreOffice/5.0.6.2$Linux_X86_64 LibreOffice_project/00m0$Build-2</meta:generator>
    <meta:document-statistic meta:table-count="0" meta:image-count="0" meta:object-count="0" meta:page-count="1" meta:paragraph-count="16" meta:word-count="44" meta:character-count="431" meta:non-whitespace-character-count="403"/>
  </office:meta>
</office:document-meta>
</file>